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ckwell Extra Bold" svg:font-family="'Rockwell Extra Bold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38cm"/>
    </style:style>
    <style:style style:name="pr3" style:family="presentation" style:parent-style-name="Default-notes">
      <style:graphic-properties draw:fill-color="#ffffff" fo:min-height="12.572cm"/>
    </style:style>
    <style:style style:name="T1" style:family="text">
      <style:text-properties fo:color="#00cccc" style:font-name="Rockwell Extra Bold"/>
    </style:style>
    <style:style style:name="T2" style:family="text">
      <style:text-properties style:font-name="Rockwell Extra Bold"/>
    </style:style>
    <style:style style:name="T3" style:family="text">
      <style:text-properties fo:color="#cc66ff" style:font-name="Rockwell Extra Bold"/>
    </style:style>
    <style:style style:name="T4" style:family="text">
      <style:text-properties fo:color="#66ff99" style:font-name="Rockwell Extra Bold"/>
    </style:style>
    <style:style style:name="T5" style:family="text">
      <style:text-properties fo:color="#009933"/>
    </style:style>
    <style:style style:name="T6" style:family="text">
      <style:text-properties fo:color="#009933" fo:font-size="26pt" style:font-size-asian="26pt" style:font-size-complex="26pt"/>
    </style:style>
    <style:style style:name="T7" style:family="text">
      <style:text-properties fo:color="#cc00cc"/>
    </style:style>
    <style:style style:name="T8" style:family="text">
      <style:text-properties fo:color="#cc00cc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4cm" svg:height="5.476cm" svg:x="1.199cm" svg:y="1.27cm" presentation:class="title" presentation:user-transformed="true">
          <draw:text-box>
            <text:p><text:span text:style-name="T1"><text:s text:c="4"/></text:span><text:span text:style-name="T1">DIYBIO</text:span><text:span text:style-name="T2"> <text:s text:c="20"/></text:span><text:span text:style-name="T3">DIY</text:span><text:span text:style-name="T2"><text:line-break/></text:span><text:span text:style-name="T2"> <text:s text:c="7"/></text:span><text:span text:style-name="T4">Protein <text:s text:c="16"/></text:span><text:span text:style-name="T3">Phone</text:span><text:span text:style-name="T3"><text:line-break/></text:span><text:span text:style-name="T4">Engineering <text:s text:c="12"/></text:span><text:span text:style-name="T3">App</text:span></text:p>
          </draw:text-box>
        </draw:frame>
        <draw:frame presentation:style-name="pr2" draw:layer="layout" svg:width="25.199cm" svg:height="13.38cm" svg:x="1.27cm" svg:y="7.366cm" presentation:class="subtitle" presentation:user-transformed="true">
          <draw:text-box>
            <text:p><text:span text:style-name="T5">Engineering Proteins via Viral Evolution</text:span></text:p>
            <text:p><text:span text:style-name="T5"/></text:p>
            <text:p><text:span text:style-name="T6">Using Arduinos + Image processing to automate</text:span></text:p>
            <text:p><text:span text:style-name="T6">laboratory processes - replacing $30,000 device for $1000 <text:s/>(or maybe only $400 if you find it at the Scrap!)</text:span></text:p>
            <text:p/>
            <text:p><text:span text:style-name="T7">Smart Phone Image processing</text:span></text:p>
            <text:p><text:span text:style-name="T7"/></text:p>
            <text:p><text:span text:style-name="T8">Capturing and Analyzing Laboratory </text:span></text:p>
            <text:p><text:span text:style-name="T8">Results with an Android Ap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ckwell Extra Bold" svg:font-family="'Rockwell Extra Bold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4T13:46:38.359000000</meta:creation-date>
    <meta:print-date>2016-04-14T15:30:50.175000000</meta:print-date>
    <dc:date>2016-04-14T15:47:40.242000000</dc:date>
    <meta:editing-duration>P0D</meta:editing-duration>
    <meta:editing-cycles>1</meta:editing-cycles>
    <meta:document-statistic meta:object-count="25"/>
    <meta:generator>LibreOffice/4.2.5.2$Windows_x86 LibreOffice_project/6ff819b65674ae6c83f3cbab9e4a4c2b292a7a94</meta:generator>
  </office:meta>
</office:document-meta>
</file>